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4.981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1.187cm"/>
    </style:style>
    <style:style style:name="co9" style:family="table-column">
      <style:table-column-properties fo:break-before="auto" style:column-width="5.085cm"/>
    </style:style>
    <style:style style:name="ro9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2.23cm" fo:break-before="auto" style:use-optimal-row-height="true"/>
    </style:style>
    <style:style style:name="ro4" style:family="table-row">
      <style:table-row-properties style:row-height="1.401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984cm" fo:break-before="auto" style:use-optimal-row-height="true"/>
    </style:style>
    <style:style style:name="ro7" style:family="table-row">
      <style:table-row-properties style:row-height="2.646cm" fo:break-before="auto" style:use-optimal-row-height="true"/>
    </style:style>
    <style:style style:name="ro8" style:family="table-row">
      <style:table-row-properties style:row-height="0.54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81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085cm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3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4" style:family="table-cell" style:parent-style-name="Default">
      <style:table-cell-properties fo:background-color="#ffcc99" fo:padding="0.085cm"/>
      <style:map style:condition="is-true-formula([.$E102]=&quot;Done&quot;)" style:apply-style-name="green_5f_bg" style:base-cell-address="Sheet1.J102"/>
    </style:style>
    <style:style style:name="ce5" style:family="table-cell" style:parent-style-name="Default">
      <style:table-cell-properties fo:background-color="#ffff99" fo:padding="0.085cm"/>
      <style:map style:condition="is-true-formula([.$E102]=&quot;Done&quot;)" style:apply-style-name="green_5f_bg" style:base-cell-address="Sheet1.J102"/>
    </style:style>
    <style:style style:name="ce6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7" style:family="table-cell" style:parent-style-name="Default">
      <style:table-cell-properties style:text-align-source="fix" style:repeat-content="false" fo:padding="0.085cm" style:vertical-align="middle"/>
      <style:paragraph-properties fo:text-align="center"/>
      <style:text-properties fo:color="#ff0000"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8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9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10" style:family="table-cell" style:parent-style-name="Default">
      <style:table-cell-properties fo:padding="0.085cm"/>
    </style:style>
    <style:style style:name="ce11" style:family="table-cell" style:parent-style-name="Default">
      <style:table-cell-properties fo:background-color="#c0c0c0" style:text-align-source="fix" style:repeat-content="false" fo:wrap-option="wrap" fo:padding="0.085cm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fix" style:repeat-content="false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3" style:family="table-cell" style:parent-style-name="Default" style:data-style-name="N0">
      <style:table-cell-properties style:text-align-source="fix" style:repeat-content="false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4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5" style:family="table-cell" style:parent-style-name="Default">
      <style:table-cell-properties fo:background-color="#ffcc99" style:text-align-source="fix" style:repeat-content="false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6" style:family="table-cell" style:parent-style-name="Default">
      <style:table-cell-properties fo:background-color="#ffff99" style:text-align-source="fix" style:repeat-content="false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7" style:family="table-cell" style:parent-style-name="Default" style:data-style-name="N0">
      <style:table-cell-properties style:text-align-source="fix" style:repeat-content="false" fo:background-color="transparent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8" style:family="table-cell" style:parent-style-name="Default">
      <style:table-cell-properties style:text-align-source="fix" style:repeat-content="false" fo:padding="0.085cm" style:vertical-align="middle"/>
      <style:paragraph-properties fo:text-align="center"/>
      <style:text-properties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19" style:family="table-cell" style:parent-style-name="Default">
      <style:table-cell-properties style:text-align-source="fix" style:repeat-content="false" fo:padding="0.085cm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fo:padding="0.085cm"/>
      <style:text-properties fo:hyphenate="true"/>
      <style:map style:condition="is-true-formula([.$E102]=&quot;Done&quot;)" style:apply-style-name="green_5f_bg" style:base-cell-address="Sheet1.J102"/>
    </style:style>
    <style:style style:name="ce21" style:family="table-cell" style:parent-style-name="Default">
      <style:table-cell-properties fo:background-color="transparent" fo:wrap-option="wrap" fo:padding="0.085cm"/>
      <style:text-properties fo:hyphenate="true"/>
      <style:map style:condition="is-true-formula([.$E102]=&quot;Done&quot;)" style:apply-style-name="green_5f_bg" style:base-cell-address="Sheet1.J102"/>
    </style:style>
    <style:style style:name="ce22" style:family="table-cell" style:parent-style-name="Default">
      <style:table-cell-properties fo:background-color="#ffcc99" fo:wrap-option="wrap" fo:padding="0.085cm"/>
      <style:text-properties fo:hyphenate="true"/>
      <style:map style:condition="is-true-formula([.$E102]=&quot;Done&quot;)" style:apply-style-name="green_5f_bg" style:base-cell-address="Sheet1.J102"/>
    </style:style>
    <style:style style:name="ce23" style:family="table-cell" style:parent-style-name="Default">
      <style:table-cell-properties fo:background-color="#ffff99" fo:wrap-option="wrap" fo:padding="0.085cm"/>
      <style:text-properties fo:hyphenate="true"/>
      <style:map style:condition="is-true-formula([.$E102]=&quot;Done&quot;)" style:apply-style-name="green_5f_bg" style:base-cell-address="Sheet1.J102"/>
    </style:style>
    <style:style style:name="ce24" style:family="table-cell" style:parent-style-name="Default">
      <style:table-cell-properties fo:wrap-option="wrap" fo:padding="0.085cm"/>
      <style:text-properties fo:color="#ff3366" fo:font-weight="bold" style:font-weight-asian="bold" style:font-weight-complex="bold" fo:hyphenate="true"/>
      <style:map style:condition="is-true-formula([.$E102]=&quot;Done&quot;)" style:apply-style-name="green_5f_bg" style:base-cell-address="Sheet1.J102"/>
    </style:style>
    <style:style style:name="ce25" style:family="table-cell" style:parent-style-name="Default">
      <style:table-cell-properties fo:wrap-option="wrap" fo:padding="0.085cm"/>
      <style:text-properties fo:color="#ff3366" fo:font-weight="bold" style:font-weight-asian="bold" style:font-weight-complex="bold" fo:hyphenate="true"/>
      <style:map style:condition="is-true-formula([.$E102]=&quot;Done&quot;)" style:apply-style-name="green_5f_bg" style:base-cell-address="Sheet1.J102"/>
    </style:style>
    <style:style style:name="ce26" style:family="table-cell" style:parent-style-name="Default">
      <style:table-cell-properties fo:wrap-option="wrap" fo:padding="0.085cm"/>
      <style:text-properties fo:hyphenate="true"/>
    </style:style>
    <style:style style:name="ce27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28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29" style:family="table-cell" style:parent-style-name="Default">
      <style:table-cell-properties fo:background-color="#ffcc99" fo:padding="0.085cm"/>
      <style:map style:condition="is-true-formula([.$E102]=&quot;Done&quot;)" style:apply-style-name="green_5f_bg" style:base-cell-address="Sheet1.J102"/>
    </style:style>
    <style:style style:name="ce30" style:family="table-cell" style:parent-style-name="Default">
      <style:table-cell-properties fo:background-color="#ffff99" fo:padding="0.085cm"/>
      <style:map style:condition="is-true-formula([.$E102]=&quot;Done&quot;)" style:apply-style-name="green_5f_bg" style:base-cell-address="Sheet1.J102"/>
    </style:style>
    <style:style style:name="ce31" style:family="table-cell" style:parent-style-name="Default">
      <style:table-cell-properties fo:padding="0.085cm"/>
      <style:text-properties fo:color="#ff3366"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32" style:family="table-cell" style:parent-style-name="Default">
      <style:table-cell-properties fo:padding="0.085cm"/>
      <style:text-properties fo:color="#ff3366"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33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34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35" style:family="table-cell" style:parent-style-name="Default">
      <style:table-cell-properties fo:background-color="#ffcc99" fo:padding="0.085cm"/>
      <style:map style:condition="is-true-formula([.$E102]=&quot;Done&quot;)" style:apply-style-name="green_5f_bg" style:base-cell-address="Sheet1.J102"/>
    </style:style>
    <style:style style:name="ce36" style:family="table-cell" style:parent-style-name="Default">
      <style:table-cell-properties fo:background-color="#ffff99" fo:padding="0.085cm"/>
      <style:map style:condition="is-true-formula([.$E102]=&quot;Done&quot;)" style:apply-style-name="green_5f_bg" style:base-cell-address="Sheet1.J102"/>
    </style:style>
    <style:style style:name="ce37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38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39" style:family="table-cell" style:parent-style-name="Default">
      <style:table-cell-properties fo:padding="0.085cm"/>
      <style:map style:condition="is-true-formula([.$E102]=&quot;Done&quot;)" style:apply-style-name="green_5f_bg" style:base-cell-address="Sheet1.J102"/>
    </style:style>
    <style:style style:name="ce40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41" style:family="table-cell" style:parent-style-name="Default">
      <style:table-cell-properties fo:background-color="#ffcc99" fo:padding="0.085cm"/>
      <style:map style:condition="is-true-formula([.$E102]=&quot;Done&quot;)" style:apply-style-name="green_5f_bg" style:base-cell-address="Sheet1.J102"/>
    </style:style>
    <style:style style:name="ce42" style:family="table-cell" style:parent-style-name="Default">
      <style:table-cell-properties fo:background-color="#ffff99" fo:padding="0.085cm"/>
      <style:map style:condition="is-true-formula([.$E102]=&quot;Done&quot;)" style:apply-style-name="green_5f_bg" style:base-cell-address="Sheet1.J102"/>
    </style:style>
    <style:style style:name="ce43" style:family="table-cell" style:parent-style-name="Default">
      <style:table-cell-properties fo:background-color="transparent" fo:padding="0.085cm"/>
      <style:map style:condition="is-true-formula([.$E102]=&quot;Done&quot;)" style:apply-style-name="green_5f_bg" style:base-cell-address="Sheet1.J102"/>
    </style:style>
    <style:style style:name="ce44" style:family="table-cell" style:parent-style-name="Default">
      <style:table-cell-properties fo:background-color="#ffcc99" fo:padding="0.085cm"/>
      <style:map style:condition="is-true-formula([.$E102]=&quot;Done&quot;)" style:apply-style-name="green_5f_bg" style:base-cell-address="Sheet1.J102"/>
    </style:style>
    <style:style style:name="ce45" style:family="table-cell" style:parent-style-name="Default">
      <style:table-cell-properties fo:background-color="#ffff99" fo:padding="0.085cm"/>
      <style:map style:condition="is-true-formula([.$E102]=&quot;Done&quot;)" style:apply-style-name="green_5f_bg" style:base-cell-address="Sheet1.J102"/>
    </style:style>
    <style:style style:name="ce46" style:family="table-cell" style:parent-style-name="Default">
      <style:table-cell-properties fo:wrap-option="wrap" fo:padding="0.085cm"/>
      <style:map style:condition="is-true-formula([.$E102]=&quot;Done&quot;)" style:apply-style-name="green_5f_bg" style:base-cell-address="Sheet1.J102"/>
    </style:style>
    <style:style style:name="ce47" style:family="table-cell" style:parent-style-name="Default">
      <style:table-cell-properties fo:background-color="transparent" fo:wrap-option="wrap" fo:padding="0.085cm"/>
      <style:map style:condition="is-true-formula([.$E102]=&quot;Done&quot;)" style:apply-style-name="green_5f_bg" style:base-cell-address="Sheet1.J102"/>
    </style:style>
    <style:style style:name="ce48" style:family="table-cell" style:parent-style-name="Default">
      <style:table-cell-properties fo:background-color="#ffcc99" fo:wrap-option="wrap" fo:padding="0.085cm"/>
      <style:map style:condition="is-true-formula([.$E102]=&quot;Done&quot;)" style:apply-style-name="green_5f_bg" style:base-cell-address="Sheet1.J102"/>
    </style:style>
    <style:style style:name="ce49" style:family="table-cell" style:parent-style-name="Default">
      <style:table-cell-properties fo:background-color="#ffff99" fo:wrap-option="wrap" fo:padding="0.085cm"/>
      <style:map style:condition="is-true-formula([.$E102]=&quot;Done&quot;)" style:apply-style-name="green_5f_bg" style:base-cell-address="Sheet1.J102"/>
    </style:style>
    <style:style style:name="ce50" style:family="table-cell" style:parent-style-name="Default">
      <style:table-cell-properties fo:wrap-option="wrap" fo:padding="0.085cm"/>
      <style:text-properties fo:color="#ff3366"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51" style:family="table-cell" style:parent-style-name="Default">
      <style:table-cell-properties fo:wrap-option="wrap" fo:padding="0.085cm"/>
      <style:text-properties fo:color="#ff3366" fo:font-weight="bold" style:font-weight-asian="bold" style:font-weight-complex="bold"/>
      <style:map style:condition="is-true-formula([.$E102]=&quot;Done&quot;)" style:apply-style-name="green_5f_bg" style:base-cell-address="Sheet1.J102"/>
    </style:style>
    <style:style style:name="ce52" style:family="table-cell" style:parent-style-name="Default">
      <style:table-cell-properties fo:wrap-option="wrap" fo:padding="0.085cm"/>
    </style:style>
    <style:style style:name="ce53" style:family="table-cell" style:parent-style-name="Default">
      <style:table-cell-properties fo:background-color="#ffcc99" fo:wrap-option="wrap" fo:padding="0.085cm"/>
      <style:text-properties style:font-name="Albany AMT" style:font-name-asian="Droid Sans Fallback" style:font-name-complex="FreeSans" fo:hyphenate="true"/>
      <style:map style:condition="is-true-formula([.$E102]=&quot;Done&quot;)" style:apply-style-name="green_5f_bg" style:base-cell-address="Sheet1.J102"/>
    </style:style>
    <style:style style:name="ce54" style:family="table-cell" style:parent-style-name="Default">
      <style:table-cell-properties fo:wrap-option="wrap" fo:padding="0.085cm"/>
      <style:text-properties fo:hyphenate="true"/>
      <style:map style:condition="is-true-formula([.$E102]=&quot;Done&quot;)" style:apply-style-name="green_5f_bg" style:base-cell-address="Sheet1.J102"/>
    </style:style>
    <style:style style:name="ce55" style:family="table-cell" style:parent-style-name="Default">
      <style:table-cell-properties fo:background-color="transparent" fo:padding="0.085cm"/>
    </style:style>
  </office:automatic-styles>
  <office:body>
    <office:spreadsheet>
      <table:content-validations>
        <table:content-validation table:name="val1" table:condition="of:cell-content-is-in-list(&quot;FATE&quot;;&quot;Bugzilla&quot;;&quot;Doc Comment&quot;)" table:allow-empty-cell="true" table:display-list="unsorted" table:base-cell-address="Sheet1.A2"/>
        <table:content-validation table:name="val2" table:condition="of:cell-content-is-in-list(&quot;FATE&quot;;&quot;Bugzilla&quot;;&quot;Doc Comment&quot;)" table:allow-empty-cell="true" table:display-list="unsorted" table:base-cell-address="Sheet1.A95"/>
        <table:content-validation table:name="val3" table:condition="of:cell-content-is-in-list(&quot;Ready&quot;;&quot;Implementation&quot;;&quot;Done&quot;;&quot;Evaluation&quot;;&quot;Validation&quot;)" table:allow-empty-cell="true" table:display-list="sorted-ascending" table:base-cell-address="Sheet1.D80"/>
        <table:content-validation table:name="val4" table:condition="of:cell-content-is-in-list(&quot;Done&quot;;&quot;Postponed&quot;;&quot;Rejected&quot;)" table:allow-empty-cell="true" table:display-list="sorted-ascending" table:base-cell-address="Sheet1.E90"/>
        <table:content-validation table:name="val5" table:condition="of:cell-content-is-in-list(&quot;Done&quot;;&quot;Rejected&quot;)" table:allow-empty-cell="true" table:display-list="sorted-ascending" table:base-cell-address="Sheet1.E95"/>
        <table:content-validation table:name="val6" table:condition="of:cell-content-is-in-list(&quot;ALL&quot;;&quot;NEW&quot;;&quot;ccraft&quot;;&quot;fs&quot;;&quot;ke&quot;;&quot;jfriedl&quot;;&quot;taroth&quot;;&quot;tbazant&quot;;&quot;toms&quot;)" table:allow-empty-cell="true" table:display-list="sorted-ascending" table:base-cell-address="Sheet1.D8">
          <table:error-message table:message-type="stop" table:display="true"/>
        </table:content-validation>
        <table:content-validation table:name="val7" table:condition="of:cell-content-is-in-list(&quot;ALL&quot;;&quot;WHITEPAPER&quot;;&quot;Administration Guide&quot;;&quot;Audit Quickstart&quot;;&quot;AutoYaST&quot;;&quot;Apparmor Quickstar&quot;;&quot;Applications Guide&quot;;&quot;Deployment Guide&quot;;&quot;GNOME User Guide&quot;;&quot;GNOME Quickstart&quot;;&quot;Installation Quickstart&quot;;&quot;KDE User Guide&quot;;&quot;KDE Quickstart&quot;;&quot;OpenOffice Quickstart&quot;;&quot;Security Guide&quot;;&quot;Security and Hardening Guide&quot;;&quot;Storage Guide&quot;;&quot;System Analysis and Tuning Guide&quot;;&quot;Virtualization with KVM&quot;;&quot;Virtualization with LXC Quickstart&quot;;&quot;Virtualization with XEN&quot;)" table:allow-empty-cell="true" table:display-list="unsorted" table:base-cell-address="Sheet1.G77"/>
      </table:content-validation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26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52"/>
        <table:table-column table:style-name="co8" table:default-cell-style-name="ce10"/>
        <table:table-column table:style-name="co9" table:default-cell-style-name="ce26"/>
        <table:table-column table:style-name="co1" table:number-columns-repeated="1014" table:default-cell-style-name="ce10"/>
        <table:table-row table:style-name="ro2">
          <table:table-cell table:style-name="ce1" office:value-type="string">
            <text:p>Update: 25.02.13 14:47</text:p>
          </table:table-cell>
          <table:table-cell table:style-name="ce11" office:value-type="string">
            <text:p>No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ate Status</text:p>
          </table:table-cell>
          <table:table-cell table:style-name="ce11" office:value-type="string">
            <text:p>Doc Status</text:p>
          </table:table-cell>
          <table:table-cell table:style-name="ce11" office:value-type="string">
            <text:p>Author</text:p>
          </table:table-cell>
          <table:table-cell table:style-name="ce11" office:value-type="string">
            <text:p>File</text:p>
          </table:table-cell>
          <table:table-cell table:style-name="ce11" office:value-type="string">
            <text:p>Guide</text:p>
          </table:table-cell>
          <table:table-cell table:style-name="ce11" office:value-type="string">
            <text:p>est. Time</text:p>
          </table:table-cell>
          <table:table-cell table:style-name="ce11" office:value-type="string">
            <text:p>Remark</text:p>
          </table:table-cell>
          <table:table-cell table:number-columns-repeated="1014"/>
        </table:table-row>
        <table:table-row table:style-name="ro3">
          <table:table-cell table:style-name="ce2" table:content-validation-name="val1" office:value-type="string">
            <text:p>FATE</text:p>
          </table:table-cell>
          <table:table-cell table:style-name="ce12" office:value-type="float" office:value="311709">
            <text:p>311709</text:p>
          </table:table-cell>
          <table:table-cell table:style-name="ce20" office:value-type="string">
            <text:p>FCoE: Add new FC Sysfs from upstream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Rejected</text:p>
          </table:table-cell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 office:value-type="string">
            <text:p>Nothing to document, because fcoe_sysfs was added to the kernel, but the control interface did not make it into SP3.</text:p>
          </table:table-cell>
          <table:table-cell table:number-columns-repeated="1014"/>
        </table:table-row>
        <table:table-row table:style-name="ro4">
          <table:table-cell table:style-name="ce2" table:content-validation-name="val1" office:value-type="string">
            <text:p>FATE</text:p>
          </table:table-cell>
          <table:table-cell table:style-name="ce12" office:value-type="float" office:value="312231">
            <text:p>312231</text:p>
          </table:table-cell>
          <table:table-cell table:style-name="ce20" office:value-type="string">
            <text:p>[BETA1] YaST support for LIO target (iSCSI, FCoE)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 office:value-type="string">
            <text:p>FcoE part will not be implemented in SP3 GM, so only iSCSI part was documented</text:p>
          </table:table-cell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888">
            <text:p>312888</text:p>
          </table:table-cell>
          <table:table-cell table:style-name="ce20" office:value-type="string">
            <text:p>btrfs quota support for subvolumes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521">
            <text:p>313521</text:p>
          </table:table-cell>
          <table:table-cell table:style-name="ce20" office:value-type="string">
            <text:p>Define disk order for MD Raid with YaST (YaST Partitioner)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3" office:value-type="float" office:value="313624">
            <text:p>313624</text:p>
          </table:table-cell>
          <table:table-cell table:style-name="ce20" office:value-type="string">
            <text:p>Include support for MD RAID in user space (mdadm/mdmon) to support Grantley platform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3" office:value-type="float" office:value="313626">
            <text:p>313626</text:p>
          </table:table-cell>
          <table:table-cell table:style-name="ce20" office:value-type="string">
            <text:p>Update Enclosure LED Utilities to latest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905">
            <text:p>313905</text:p>
          </table:table-cell>
          <table:table-cell table:style-name="ce20" office:value-type="string">
            <text:p>Add support for lvm thin provisioning to yast2-storage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4134">
            <text:p>314134</text:p>
          </table:table-cell>
          <table:table-cell table:style-name="ce20" office:value-type="string">
            <text:p>MPIO Multipath.conf defaults and parameter config enhance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163">
            <text:p>314163</text:p>
          </table:table-cell>
          <table:table-cell table:style-name="ce20" office:value-type="string">
            <text:p>multipath support for SCSI persistent reservations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/>
          <table:table-cell table:style-name="ce39" table:content-validation-name="val6" office:value-type="string">
            <text:p>ccraft</text:p>
          </table:table-cell>
          <table:table-cell table:style-name="ce6" office:value-type="string">
            <text:p>stor_admin.xml</text:p>
          </table:table-cell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580">
            <text:p>314580</text:p>
          </table:table-cell>
          <table:table-cell table:style-name="ce20" office:value-type="string">
            <text:p>[DOCU] Document storage limitations</text:p>
          </table:table-cell>
          <table:table-cell table:style-name="ce27" table:content-validation-name="val3" office:value-type="string">
            <text:p>Evalu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ccraft</text:p>
          </table:table-cell>
          <table:table-cell table:style-name="ce6"/>
          <table:table-cell table:style-name="ce46" table:content-validation-name="val7" office:value-type="string">
            <text:p>Storage Guide</text:p>
          </table:table-cell>
          <table:table-cell table:style-name="ce6"/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09433">
            <text:p>309433</text:p>
          </table:table-cell>
          <table:table-cell table:style-name="ce20" office:value-type="string">
            <text:p>Include 3rd Party Apache Module (mod_security2) in SLES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apache2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2751">
            <text:p>312751</text:p>
          </table:table-cell>
          <table:table-cell table:style-name="ce20" office:value-type="string">
            <text:p>[AFTER 11-SP3 FCS] snapper: cleanup rules based on free space and/or fill-level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Postponed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snapper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 office:value-type="string">
            <text:p>Late delivery (planned for 09/10 2013)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010">
            <text:p>313010</text:p>
          </table:table-cell>
          <table:table-cell table:style-name="ce20" office:value-type="string">
            <text:p>snapper: role based snapshot / rollback management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snapper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041">
            <text:p>313041</text:p>
          </table:table-cell>
          <table:table-cell table:style-name="ce20" office:value-type="string">
            <text:p>snapper / YaST2 snapper: create / modify snapshots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snapper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165">
            <text:p>313165</text:p>
          </table:table-cell>
          <table:table-cell table:style-name="ce20" office:value-type="string">
            <text:p>Add support for apache2-mod_auth_kerb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apache2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518">
            <text:p>313518</text:p>
          </table:table-cell>
          <table:table-cell table:style-name="ce20" office:value-type="string">
            <text:p>[DOCU] Document a trigger in /etc/sysconfig/yast2 to enable disable snapshots on YaST startup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snapper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3" table:content-validation-name="val1" office:value-type="string">
            <text:p>FATE</text:p>
          </table:table-cell>
          <table:table-cell table:style-name="ce14" office:value-type="float" office:value="313860">
            <text:p>313860</text:p>
          </table:table-cell>
          <table:table-cell table:style-name="ce21" office:value-type="string">
            <text:p>support for LVM thin provisioned snapshots in snapper</text:p>
          </table:table-cell>
          <table:table-cell table:style-name="ce28" table:content-validation-name="val3" office:value-type="string">
            <text:p>Done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 office:value-type="string">
            <text:p>snapper.xml</text:p>
          </table:table-cell>
          <table:table-cell table:style-name="ce47" table:content-validation-name="val7" office:value-type="string">
            <text:p>Administration Guide</text:p>
          </table:table-cell>
          <table:table-cell table:style-name="ce43" office:value-type="float" office:value="0.5">
            <text:p>0.5</text:p>
          </table:table-cell>
          <table:table-cell table:style-name="ce21"/>
          <table:table-cell table:style-name="ce55" table:number-columns-repeated="1014"/>
        </table:table-row>
        <table:table-row table:style-name="ro5">
          <table:table-cell table:style-name="ce4" table:content-validation-name="val1" office:value-type="string">
            <text:p>Bugzilla</text:p>
          </table:table-cell>
          <table:table-cell table:style-name="ce15" office:value-type="float" office:value="732769">
            <text:p>732769</text:p>
          </table:table-cell>
          <table:table-cell table:style-name="ce22" office:value-type="string">
            <text:p>Explain and enforce why to use UTC in CMOS/BIOS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fs</text:p>
          </table:table-cell>
          <table:table-cell table:style-name="ce44" office:value-type="string">
            <text:p>inst_yast2.xml</text:p>
          </table:table-cell>
          <table:table-cell table:style-name="ce48" table:content-validation-name="val7" office:value-type="string">
            <text:p>Administration Guide</text:p>
          </table:table-cell>
          <table:table-cell table:style-name="ce44" office:value-type="float" office:value="1">
            <text:p>1</text:p>
          </table:table-cell>
          <table:table-cell table:style-name="ce22"/>
          <table:table-cell table:style-name="ce55"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2" office:value-type="float" office:value="313136">
            <text:p>313136</text:p>
          </table:table-cell>
          <table:table-cell table:style-name="ce20" office:value-type="string">
            <text:p>/etc/pki/nssdb support in Firefox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apps_firefox.xml</text:p>
          </table:table-cell>
          <table:table-cell table:style-name="ce46" table:content-validation-name="val7" office:value-type="string">
            <text:p>Applications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2387">
            <text:p>802387</text:p>
          </table:table-cell>
          <table:table-cell table:style-name="ce22" office:value-type="string">
            <text:p>Update kexec part in the SLED autoyast documentation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fs</text:p>
          </table:table-cell>
          <table:table-cell table:style-name="ce44" office:value-type="string">
            <text:p>ay_bigfile.xml</text:p>
          </table:table-cell>
          <table:table-cell table:style-name="ce48" table:content-validation-name="val7" office:value-type="string">
            <text:p>AutoYaST</text:p>
          </table:table-cell>
          <table:table-cell table:style-name="ce44" office:value-type="string">
            <text:p>?</text:p>
          </table:table-cell>
          <table:table-cell table:style-name="ce22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422">
            <text:p>313422</text:p>
          </table:table-cell>
          <table:table-cell table:style-name="ce20" office:value-type="string">
            <text:p>[DOCU] Extend AUTOYAST Documentation for qeth and lcs devices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/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ay_bigfile.xml</text:p>
          </table:table-cell>
          <table:table-cell table:style-name="ce46" table:content-validation-name="val7" office:value-type="string">
            <text:p>AutoYaST</text:p>
          </table:table-cell>
          <table:table-cell table:style-name="ce6" office:value-type="float" office:value="0.5">
            <text:p>0.5</text:p>
          </table:table-cell>
          <table:table-cell table:style-name="ce20" office:value-type="string">
            <text:p>mvidner is already working on it <text:s/></text:p>
          </table:table-cell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5270">
            <text:p>805270</text:p>
          </table:table-cell>
          <table:table-cell table:style-name="ce22" office:value-type="string">
            <text:p>AutoYaST documentation contains screenshot from SLES8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fs</text:p>
          </table:table-cell>
          <table:table-cell table:style-name="ce44" office:value-type="string">
            <text:p>ay_bigfile.xml</text:p>
          </table:table-cell>
          <table:table-cell table:style-name="ce48" table:content-validation-name="val7" office:value-type="string">
            <text:p>AutoYaST</text:p>
          </table:table-cell>
          <table:table-cell table:style-name="ce44" office:value-type="float" office:value="0.5">
            <text:p>0.5</text:p>
          </table:table-cell>
          <table:table-cell table:style-name="ce22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08838">
            <text:p>308838</text:p>
          </table:table-cell>
          <table:table-cell table:style-name="ce20" office:value-type="string">
            <text:p>Add script/button/option to erase all Registration Data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inst_yast2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134">
            <text:p>312134</text:p>
          </table:table-cell>
          <table:table-cell table:style-name="ce20" office:value-type="string">
            <text:p>[DOCU] PXE for SLES for System z (zPXE)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/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Input from mpost pending</text:p>
          </table:table-cell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662">
            <text:p>312662</text:p>
          </table:table-cell>
          <table:table-cell table:style-name="ce20" office:value-type="string">
            <text:p>Installation via USB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inst_yast2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Input needed.</text:p>
          </table:table-cell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875">
            <text:p>312875</text:p>
          </table:table-cell>
          <table:table-cell table:style-name="ce20" office:value-type="string">
            <text:p>Add PLDP info to SLE install, YaST tools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inst_yast2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527">
            <text:p>313527</text:p>
          </table:table-cell>
          <table:table-cell table:style-name="ce20" office:value-type="string">
            <text:p>[META] Secure Boot for UEFI 2.3.1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inst_yast2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Stuff that affects installation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922">
            <text:p>313922</text:p>
          </table:table-cell>
          <table:table-cell table:style-name="ce20" office:value-type="string">
            <text:p>Add scripts to s390x installation media initrd to configure network and installation server(s)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Postponed</text:p>
          </table:table-cell>
          <table:table-cell table:style-name="ce39" table:content-validation-name="val6" office:value-type="string">
            <text:p>fs</text:p>
          </table:table-cell>
          <table:table-cell table:style-name="ce6"/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Postponed, is still (Beta 3) work in progress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4318">
            <text:p>314318</text:p>
          </table:table-cell>
          <table:table-cell table:style-name="ce20" office:value-type="string">
            <text:p>Register URL to add-on product on install command line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 office:value-type="string">
            <text:p>deployment_remote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 table:content-validation-name="val1" office:value-type="string">
            <text:p>Doc Comment</text:p>
          </table:table-cell>
          <table:table-cell table:style-name="ce16" office:value-type="float" office:value="16433">
            <text:p>16433</text:p>
          </table:table-cell>
          <table:table-cell table:style-name="ce23" office:value-type="string">
            <text:p>UEFI boot / installation</text:p>
          </table:table-cell>
          <table:table-cell table:style-name="ce30" table:content-validation-name="val3"/>
          <table:table-cell table:style-name="ce36" table:content-validation-name="val4" office:value-type="string">
            <text:p>Done</text:p>
          </table:table-cell>
          <table:table-cell table:style-name="ce42" table:content-validation-name="val6" office:value-type="string">
            <text:p>fs</text:p>
          </table:table-cell>
          <table:table-cell table:style-name="ce45" office:value-type="string">
            <text:p>inst_yast2.xml</text:p>
          </table:table-cell>
          <table:table-cell table:style-name="ce49" table:content-validation-name="val7" office:value-type="string">
            <text:p>Deployment Guide</text:p>
          </table:table-cell>
          <table:table-cell table:style-name="ce45" office:value-type="float" office:value="1">
            <text:p>1</text:p>
          </table:table-cell>
          <table:table-cell table:style-name="ce23" office:value-type="string">
            <text:p><text:a xlink:href="http://doccomments.provo.novell.com/comments/16433" xlink:type="simple">http://doccomments.provo.novell.com/comments/16433</text:a></text:p>
          </table:table-cell>
          <table:table-cell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4" office:value-type="float" office:value="314489">
            <text:p>314489</text:p>
          </table:table-cell>
          <table:table-cell table:style-name="ce21" office:value-type="string">
            <text:p>[UEFI] Secure boot support in installer DVD</text:p>
          </table:table-cell>
          <table:table-cell table:style-name="ce28" table:content-validation-name="val3" office:value-type="string">
            <text:p>Done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Deployment Guide</text:p>
          </table:table-cell>
          <table:table-cell table:style-name="ce43" office:value-type="float" office:value="1">
            <text:p>1</text:p>
          </table:table-cell>
          <table:table-cell table:style-name="ce21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490">
            <text:p>314490</text:p>
          </table:table-cell>
          <table:table-cell table:style-name="ce20" office:value-type="string">
            <text:p>[UEFI] secure boot support during installation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fs</text:p>
          </table:table-cell>
          <table:table-cell table:style-name="ce6"/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 table:content-validation-name="val1" office:value-type="string">
            <text:p>Bugzilla</text:p>
          </table:table-cell>
          <table:table-cell table:style-name="ce16" office:value-type="float" office:value="760809">
            <text:p>760809</text:p>
          </table:table-cell>
          <table:table-cell table:style-name="ce23" office:value-type="string">
            <text:p>Deployment Guide for SLES11 SP2 doesn't list either the z196 or z114 zEnterprise systems as being tested and supported</text:p>
          </table:table-cell>
          <table:table-cell table:style-name="ce30" table:content-validation-name="val3"/>
          <table:table-cell table:style-name="ce36" table:content-validation-name="val4" office:value-type="string">
            <text:p>Done</text:p>
          </table:table-cell>
          <table:table-cell table:style-name="ce42" table:content-validation-name="val6" office:value-type="string">
            <text:p>fs</text:p>
          </table:table-cell>
          <table:table-cell table:style-name="ce45"/>
          <table:table-cell table:style-name="ce49" table:content-validation-name="val7" office:value-type="string">
            <text:p>Deployment Guide</text:p>
          </table:table-cell>
          <table:table-cell table:style-name="ce45" office:value-type="float" office:value="0.5">
            <text:p>0.5</text:p>
          </table:table-cell>
          <table:table-cell table:style-name="ce23"/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Bugzilla</text:p>
          </table:table-cell>
          <table:table-cell table:style-name="ce15" office:value-type="float" office:value="615838">
            <text:p>615838</text:p>
          </table:table-cell>
          <table:table-cell table:style-name="ce22" office:value-type="string">
            <text:p>ASCII terminal installation methode in instsys not documented</text:p>
          </table:table-cell>
          <table:table-cell table:style-name="ce29" table:content-validation-name="val3"/>
          <table:table-cell table:style-name="ce35" table:content-validation-name="val4" office:value-type="string">
            <text:p>Rejected</text:p>
          </table:table-cell>
          <table:table-cell table:style-name="ce41" table:content-validation-name="val6" office:value-type="string">
            <text:p>fs</text:p>
          </table:table-cell>
          <table:table-cell table:style-name="ce44"/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3">
            <text:p>3</text:p>
          </table:table-cell>
          <table:table-cell table:style-name="ce22" office:value-type="string">
            <text:p>Bug closed with NORESPONSE</text:p>
          </table:table-cell>
          <table:table-cell table:number-columns-repeated="1014"/>
        </table:table-row>
        <table:table-row table:style-name="ro5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3987">
            <text:p>803987</text:p>
          </table:table-cell>
          <table:table-cell table:style-name="ce22" office:value-type="string">
            <text:p>Installer proposes deletion of prep partition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fs</text:p>
          </table:table-cell>
          <table:table-cell table:style-name="ce44" office:value-type="string">
            <text:p>ppc*.xml</text:p>
          </table:table-cell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0.5">
            <text:p>0.5</text:p>
          </table:table-cell>
          <table:table-cell table:style-name="ce22"/>
          <table:table-cell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4" office:value-type="float" office:value="314368">
            <text:p>314368</text:p>
          </table:table-cell>
          <table:table-cell table:style-name="ce21" office:value-type="string">
            <text:p>Supported Virtualization Hosts</text:p>
          </table:table-cell>
          <table:table-cell table:style-name="ce28" table:content-validation-name="val3" office:value-type="string">
            <text:p>Implementation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 office:value-type="string">
            <text:p>x86_prep_nsysreqs.xml</text:p>
          </table:table-cell>
          <table:table-cell table:style-name="ce47" table:content-validation-name="val7" office:value-type="string">
            <text:p>Deployment Guide</text:p>
          </table:table-cell>
          <table:table-cell table:style-name="ce43" office:value-type="float" office:value="0.5">
            <text:p>0.5</text:p>
          </table:table-cell>
          <table:table-cell table:style-name="ce21"/>
          <table:table-cell table:style-name="ce55" table:number-columns-repeated="1014"/>
        </table:table-row>
        <table:table-row table:style-name="ro6">
          <table:table-cell table:style-name="ce3" table:content-validation-name="val1" office:value-type="string">
            <text:p>FATE</text:p>
          </table:table-cell>
          <table:table-cell table:style-name="ce14" office:value-type="float" office:value="310914">
            <text:p>310914</text:p>
          </table:table-cell>
          <table:table-cell table:style-name="ce21" office:value-type="string">
            <text:p>[BETA1] Technology preview: KVM support on s390</text:p>
          </table:table-cell>
          <table:table-cell table:style-name="ce28" table:content-validation-name="val3" office:value-type="string">
            <text:p>Implementation</text:p>
          </table:table-cell>
          <table:table-cell table:style-name="ce34" table:content-validation-name="val4"/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7">
            <text:p>7</text:p>
          </table:table-cell>
          <table:table-cell table:style-name="ce21" office:value-type="string">
            <text:p>Check with ihno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4101">
            <text:p>314101</text:p>
          </table:table-cell>
          <table:table-cell table:style-name="ce20" office:value-type="string">
            <text:p>Support for paravirtualized I/O on s390 - kernel part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/>
          <table:table-cell table:style-name="ce39" table:content-validation-name="val6" office:value-type="string">
            <text:p>fs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KVM Guide for zSeries</text:p>
          </table:table-cell>
          <table:table-cell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7" office:value-type="float" office:value="313599">
            <text:p>313599</text:p>
          </table:table-cell>
          <table:table-cell table:style-name="ce21" office:value-type="string">
            <text:p>Virtual Machine Lock Manager for kvm/qemu/libvirt</text:p>
          </table:table-cell>
          <table:table-cell table:style-name="ce28" table:content-validation-name="val3" office:value-type="string">
            <text:p>Validation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2">
            <text:p>2</text:p>
          </table:table-cell>
          <table:table-cell table:style-name="ce21"/>
          <table:table-cell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4" office:value-type="float" office:value="313979">
            <text:p>313979</text:p>
          </table:table-cell>
          <table:table-cell table:style-name="ce21" office:value-type="string">
            <text:p>libvirt DAC Isolation (kvm)</text:p>
          </table:table-cell>
          <table:table-cell table:style-name="ce28" table:content-validation-name="val3" office:value-type="string">
            <text:p>Validation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2">
            <text:p>2</text:p>
          </table:table-cell>
          <table:table-cell table:style-name="ce21"/>
          <table:table-cell table:style-name="ce55" table:number-columns-repeated="1014"/>
        </table:table-row>
        <table:table-row table:style-name="ro6">
          <table:table-cell table:style-name="ce3" table:content-validation-name="val1" office:value-type="string">
            <text:p>FATE</text:p>
          </table:table-cell>
          <table:table-cell table:style-name="ce14" office:value-type="float" office:value="313981">
            <text:p>313981</text:p>
          </table:table-cell>
          <table:table-cell table:style-name="ce21" office:value-type="string">
            <text:p>libvirt support for QEMU network helper for unprivileged users (kvm)</text:p>
          </table:table-cell>
          <table:table-cell table:style-name="ce28" table:content-validation-name="val3" office:value-type="string">
            <text:p>Validation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3">
            <text:p>3</text:p>
          </table:table-cell>
          <table:table-cell table:style-name="ce21"/>
          <table:table-cell table:style-name="ce55" table:number-columns-repeated="1014"/>
        </table:table-row>
        <table:table-row table:style-name="ro4">
          <table:table-cell table:style-name="ce3" table:content-validation-name="val1" office:value-type="string">
            <text:p>FATE</text:p>
          </table:table-cell>
          <table:table-cell table:style-name="ce14" office:value-type="float" office:value="313994">
            <text:p>313994</text:p>
          </table:table-cell>
          <table:table-cell table:style-name="ce21" office:value-type="string">
            <text:p>virt-manager improvements to allow configuring of PCI passthrough devices at VM creation (kvm and Xen)</text:p>
          </table:table-cell>
          <table:table-cell table:style-name="ce28" table:content-validation-name="val3" office:value-type="string">
            <text:p>Done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2">
            <text:p>2</text:p>
          </table:table-cell>
          <table:table-cell table:style-name="ce21"/>
          <table:table-cell table:style-name="ce55"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4" office:value-type="float" office:value="314369">
            <text:p>314369</text:p>
          </table:table-cell>
          <table:table-cell table:style-name="ce21" office:value-type="string">
            <text:p>Supported Virtualizated Guests</text:p>
          </table:table-cell>
          <table:table-cell table:style-name="ce28" table:content-validation-name="val3" office:value-type="string">
            <text:p>Implementation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0.5">
            <text:p>0.5</text:p>
          </table:table-cell>
          <table:table-cell table:style-name="ce21"/>
          <table:table-cell table:style-name="ce55" table:number-columns-repeated="1014"/>
        </table:table-row>
        <table:table-row table:style-name="ro5">
          <table:table-cell table:style-name="ce3" table:content-validation-name="val1" office:value-type="string">
            <text:p>FATE</text:p>
          </table:table-cell>
          <table:table-cell table:style-name="ce14" office:value-type="float" office:value="314371">
            <text:p>314371</text:p>
          </table:table-cell>
          <table:table-cell table:style-name="ce21" office:value-type="string">
            <text:p>Supported Virtualization Limits (KVM)</text:p>
          </table:table-cell>
          <table:table-cell table:style-name="ce28" table:content-validation-name="val3" office:value-type="string">
            <text:p>Implementation</text:p>
          </table:table-cell>
          <table:table-cell table:style-name="ce34" table:content-validation-name="val4" office:value-type="string">
            <text:p>Done</text:p>
          </table:table-cell>
          <table:table-cell table:style-name="ce40" table:content-validation-name="val6" office:value-type="string">
            <text:p>fs</text:p>
          </table:table-cell>
          <table:table-cell table:style-name="ce43"/>
          <table:table-cell table:style-name="ce47" table:content-validation-name="val7" office:value-type="string">
            <text:p>Virtualization with KVM</text:p>
          </table:table-cell>
          <table:table-cell table:style-name="ce43" office:value-type="float" office:value="0.5">
            <text:p>0.5</text:p>
          </table:table-cell>
          <table:table-cell table:style-name="ce21"/>
          <table:table-cell table:style-name="ce55" table:number-columns-repeated="1014"/>
        </table:table-row>
        <table:table-row table:style-name="ro5">
          <table:table-cell table:style-name="ce5" table:content-validation-name="val1" office:value-type="string">
            <text:p>Doc Comment</text:p>
          </table:table-cell>
          <table:table-cell table:style-name="ce16" office:value-type="float" office:value="18969">
            <text:p>18969</text:p>
          </table:table-cell>
          <table:table-cell table:style-name="ce23" office:value-type="string">
            <text:p>Installing Para-Virtualized Drivers on Windows</text:p>
          </table:table-cell>
          <table:table-cell table:style-name="ce30" table:content-validation-name="val3"/>
          <table:table-cell table:style-name="ce36" table:content-validation-name="val4"/>
          <table:table-cell table:style-name="ce42" table:content-validation-name="val6" office:value-type="string">
            <text:p>fs</text:p>
          </table:table-cell>
          <table:table-cell table:style-name="ce45"/>
          <table:table-cell table:style-name="ce49" table:content-validation-name="val7" office:value-type="string">
            <text:p>Virtualization with KVM</text:p>
          </table:table-cell>
          <table:table-cell table:style-name="ce45" office:value-type="float" office:value="0.5">
            <text:p>0.5</text:p>
          </table:table-cell>
          <table:table-cell table:style-name="ce23"/>
          <table:table-cell table:style-name="ce55"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1403">
            <text:p>311403</text:p>
          </table:table-cell>
          <table:table-cell table:style-name="ce20" office:value-type="string">
            <text:p>Hotpluging of Bonding Slaves - userland (not YaST)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jfriedl</text:p>
          </table:table-cell>
          <table:table-cell table:style-name="ce6" office:value-type="string">
            <text:p>net_*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style-name="ce55"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521">
            <text:p>312521</text:p>
          </table:table-cell>
          <table:table-cell table:style-name="ce20" office:value-type="string">
            <text:p>ZYpp transaction auditing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jfriedl</text:p>
          </table:table-cell>
          <table:table-cell table:style-name="ce6" office:value-type="string">
            <text:p>zypper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style-name="ce55"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733">
            <text:p>312733</text:p>
          </table:table-cell>
          <table:table-cell table:style-name="ce20" office:value-type="string">
            <text:p>Command line interface to set hostname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jfriedl</text:p>
          </table:table-cell>
          <table:table-cell table:style-name="ce6" office:value-type="string">
            <text:p>net_*.ht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278">
            <text:p>313278</text:p>
          </table:table-cell>
          <table:table-cell table:style-name="ce20" office:value-type="string">
            <text:p>Support filters in the "Online Update" YaST dialog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jfriedl</text:p>
          </table:table-cell>
          <table:table-cell table:style-name="ce6" office:value-type="string">
            <text:p>yast2_you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445">
            <text:p>313445</text:p>
          </table:table-cell>
          <table:table-cell table:style-name="ce20" office:value-type="string">
            <text:p>zypper src download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jfriedl</text:p>
          </table:table-cell>
          <table:table-cell table:style-name="ce6" office:value-type="string">
            <text:p>zypper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05051">
            <text:p>305051</text:p>
          </table:table-cell>
          <table:table-cell table:style-name="ce20" office:value-type="string">
            <text:p>Repository enabled PTF delivery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Rejected</text:p>
          </table:table-cell>
          <table:table-cell table:style-name="ce39" table:content-validation-name="val6" office:value-type="string">
            <text:p>jfriedl</text:p>
          </table:table-cell>
          <table:table-cell table:style-name="ce6" office:value-type="string">
            <text:p>yast2_sw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0.5">
            <text:p>0.5</text:p>
          </table:table-cell>
          <table:table-cell table:style-name="ce20" office:value-type="string">
            <text:p>Looks like no documentation is needed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985">
            <text:p>313985</text:p>
          </table:table-cell>
          <table:table-cell table:style-name="ce20" office:value-type="string">
            <text:p>New package: libnetfilter_queue: Support 'failopen' when using netfilter's NFQUEUE target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jfriedl</text:p>
          </table:table-cell>
          <table:table-cell table:style-name="ce6"/>
          <table:table-cell table:style-name="ce46" table:content-validation-name="val7" office:value-type="string">
            <text:p>System Analysis and Tuning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0807">
            <text:p>800807</text:p>
          </table:table-cell>
          <table:table-cell table:style-name="ce22" office:value-type="string">
            <text:p>Description of how to trigger text/graphical installer is inacurate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jfriedl</text:p>
          </table:table-cell>
          <table:table-cell table:style-name="ce44" office:value-type="string">
            <text:p>x86_prep_boot.xml</text:p>
          </table:table-cell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0.5">
            <text:p>0.5</text:p>
          </table:table-cell>
          <table:table-cell table:style-name="ce22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527">
            <text:p>313527</text:p>
          </table:table-cell>
          <table:table-cell table:style-name="ce20" office:value-type="string">
            <text:p>[META] Secure Boot for UEFI 2.3.1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ke</text:p>
          </table:table-cell>
          <table:table-cell table:style-name="ce6"/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7">
            <text:p>7</text:p>
          </table:table-cell>
          <table:table-cell table:style-name="ce20" office:value-type="string">
            <text:p>General UEFI documentation</text:p>
          </table:table-cell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528">
            <text:p>314528</text:p>
          </table:table-cell>
          <table:table-cell table:style-name="ce20" office:value-type="string">
            <text:p>[DOCU] update documentation for Secure Boot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ke</text:p>
          </table:table-cell>
          <table:table-cell table:style-name="ce6"/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5">
            <text:p>5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4578">
            <text:p>314578</text:p>
          </table:table-cell>
          <table:table-cell table:style-name="ce20" office:value-type="string">
            <text:p>[DOCU] Document current limitations in a UEFI Secure Boot Context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ke</text:p>
          </table:table-cell>
          <table:table-cell table:style-name="ce6"/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2459">
            <text:p>312459</text:p>
          </table:table-cell>
          <table:table-cell table:style-name="ce20" office:value-type="string">
            <text:p>add cgroup support in tc / iproute2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ke</text:p>
          </table:table-cell>
          <table:table-cell table:style-name="ce6" office:value-type="string">
            <text:p>tuning_cgroups.xml</text:p>
          </table:table-cell>
          <table:table-cell table:style-name="ce46" table:content-validation-name="val7" office:value-type="string">
            <text:p>System Analysis and Tuning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4173">
            <text:p>314173</text:p>
          </table:table-cell>
          <table:table-cell table:style-name="ce20" office:value-type="string">
            <text:p>[DOCU] Update tuning guide and publish on SUSE web page add compiler and tools sectio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Rejected</text:p>
          </table:table-cell>
          <table:table-cell table:style-name="ce39" table:content-validation-name="val6" office:value-type="string">
            <text:p>ke</text:p>
          </table:table-cell>
          <table:table-cell table:style-name="ce6"/>
          <table:table-cell table:style-name="ce46" table:content-validation-name="val7" office:value-type="string">
            <text:p>System Analysis and Tuning Guide</text:p>
          </table:table-cell>
          <table:table-cell table:style-name="ce6" office:value-type="float" office:value="5">
            <text:p>5</text:p>
          </table:table-cell>
          <table:table-cell table:style-name="ce20" office:value-type="string">
            <text:p>FATE rejected by mmatz</text:p>
          </table:table-cell>
          <table:table-cell table:number-columns-repeated="1014"/>
        </table:table-row>
        <table:table-row table:style-name="ro5">
          <table:table-cell table:style-name="ce4" table:content-validation-name="val1" office:value-type="string">
            <text:p>Bugzilla</text:p>
          </table:table-cell>
          <table:table-cell table:style-name="ce15" office:value-type="float" office:value="754946">
            <text:p>754946</text:p>
          </table:table-cell>
          <table:table-cell table:style-name="ce22" office:value-type="string">
            <text:p>Missing YaST2 LDAP Dokumentation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ke</text:p>
          </table:table-cell>
          <table:table-cell table:style-name="ce44" office:value-type="string">
            <text:p>security_ldap.xml</text:p>
          </table:table-cell>
          <table:table-cell table:style-name="ce48" table:content-validation-name="val7" office:value-type="string">
            <text:p>Security Guide</text:p>
          </table:table-cell>
          <table:table-cell table:style-name="ce44" office:value-type="float" office:value="2">
            <text:p>2</text:p>
          </table:table-cell>
          <table:table-cell table:style-name="ce22"/>
          <table:table-cell table:number-columns-repeated="1014"/>
        </table:table-row>
        <table:table-row table:style-name="ro4">
          <table:table-cell table:style-name="ce4" table:content-validation-name="val1" office:value-type="string">
            <text:p>Bugzilla</text:p>
          </table:table-cell>
          <table:table-cell table:style-name="ce15" office:value-type="float" office:value="764297">
            <text:p>764297</text:p>
          </table:table-cell>
          <table:table-cell table:style-name="ce22" office:value-type="string">
            <text:p>Old Syntax in /sles11/singlehtml/book_security/book_security.html#cha.security.ldap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ke</text:p>
          </table:table-cell>
          <table:table-cell table:style-name="ce44" office:value-type="string">
            <text:p>security_ldap.xml</text:p>
          </table:table-cell>
          <table:table-cell table:style-name="ce48" table:content-validation-name="val7" office:value-type="string">
            <text:p>Security Guide</text:p>
          </table:table-cell>
          <table:table-cell table:style-name="ce44" office:value-type="float" office:value="0.5">
            <text:p>0.5</text:p>
          </table:table-cell>
          <table:table-cell table:style-name="ce22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3" office:value-type="float" office:value="313848">
            <text:p>313848</text:p>
          </table:table-cell>
          <table:table-cell table:style-name="ce20" office:value-type="string">
            <text:p>Include flash-player-properties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aroth</text:p>
          </table:table-cell>
          <table:table-cell table:style-name="ce6"/>
          <table:table-cell table:style-name="ce46" table:content-validation-name="val7" office:value-type="string">
            <text:p>Applications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905">
            <text:p>313905</text:p>
          </table:table-cell>
          <table:table-cell table:style-name="ce20" office:value-type="string">
            <text:p>Add support for lvm thin provisioning to yast2-storage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 office:value-type="string">
            <text:p>lvm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7">
          <table:table-cell table:style-name="ce2" table:content-validation-name="val1" office:value-type="string">
            <text:p>FATE</text:p>
          </table:table-cell>
          <table:table-cell table:style-name="ce12" office:value-type="float" office:value="313309">
            <text:p>313309</text:p>
          </table:table-cell>
          <table:table-cell table:style-name="ce20" office:value-type="string">
            <text:p>support for "ipset"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Rejected</text:p>
          </table:table-cell>
          <table:table-cell table:style-name="ce39" table:content-validation-name="val6" office:value-type="string">
            <text:p>tbazant</text:p>
          </table:table-cell>
          <table:table-cell table:style-name="ce6" office:value-type="string">
            <text:p>security_firewall.xml</text:p>
          </table:table-cell>
          <table:table-cell table:style-name="ce46" table:content-validation-name="val7" office:value-type="string">
            <text:p>Security Guide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neither supported by YaST nor /etc/sysconfig - therefore something that should be mentioned in the <text:s text:c="12"/>Release Notes rather than in the Admin Guid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454">
            <text:p>313454</text:p>
          </table:table-cell>
          <table:table-cell table:style-name="ce20" office:value-type="string">
            <text:p>kdump with vlans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 office:value-type="string">
            <text:p>tuning_kexec.xml</text:p>
          </table:table-cell>
          <table:table-cell table:style-name="ce46" table:content-validation-name="val7" office:value-type="string">
            <text:p>System Analysis and Tuning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875">
            <text:p>313875</text:p>
          </table:table-cell>
          <table:table-cell table:style-name="ce20" office:value-type="string">
            <text:p>[DOCU] Improve Tuning Guide with results from the Field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System Analysis and Tuning Guide</text:p>
          </table:table-cell>
          <table:table-cell table:style-name="ce6" office:value-type="float" office:value="5">
            <text:p>5</text:p>
          </table:table-cell>
          <table:table-cell table:style-name="ce20" office:value-type="string">
            <text:p>Work with Lars Pinne's slides attached to the feature.</text:p>
          </table:table-cell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Doc Comment</text:p>
          </table:table-cell>
          <table:table-cell table:style-name="ce15" office:value-type="float" office:value="21241">
            <text:p>21241</text:p>
          </table:table-cell>
          <table:table-cell table:style-name="ce22" office:value-type="string">
            <text:p>Fix rddtools diagram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bazant</text:p>
          </table:table-cell>
          <table:table-cell table:style-name="ce44" office:value-type="string">
            <text:p>utilities.xml</text:p>
          </table:table-cell>
          <table:table-cell table:style-name="ce48" table:content-validation-name="val7" office:value-type="string">
            <text:p>System Analysis and Tuning Guide</text:p>
          </table:table-cell>
          <table:table-cell table:style-name="ce44" office:value-type="float" office:value="0.5">
            <text:p>0.5</text:p>
          </table:table-cell>
          <table:table-cell table:style-name="ce22" office:value-type="string">
            <text:p><text:a xlink:href="http://doccomments.provo.novell.com/comments/21241" xlink:type="simple">http://doccomments.provo.novell.com/comments/21241</text:a>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526">
            <text:p>313526</text:p>
          </table:table-cell>
          <table:table-cell table:style-name="ce20" office:value-type="string">
            <text:p>[DOCU] Improve PCI passthrough documentation for libvirt+kvm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3">
            <text:p>3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969">
            <text:p>313969</text:p>
          </table:table-cell>
          <table:table-cell table:style-name="ce20" office:value-type="string">
            <text:p>QEMU network helper for unprivileged users (kvm)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2">
            <text:p>2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368">
            <text:p>314368</text:p>
          </table:table-cell>
          <table:table-cell table:style-name="ce20" office:value-type="string">
            <text:p>Supported Virtualization Hosts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369">
            <text:p>314369</text:p>
          </table:table-cell>
          <table:table-cell table:style-name="ce20" office:value-type="string">
            <text:p>Supported Virtualizated Guests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370">
            <text:p>314370</text:p>
          </table:table-cell>
          <table:table-cell table:style-name="ce20" office:value-type="string">
            <text:p>Supported Virtualization Limits (XEN)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754">
            <text:p>314754</text:p>
          </table:table-cell>
          <table:table-cell table:style-name="ce20" office:value-type="string">
            <text:p>Include virtio-blk-data-plane (qemu)</text:p>
          </table:table-cell>
          <table:table-cell table:style-name="ce27" table:content-validation-name="val3" office:value-type="string">
            <text:p>Evalu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2">
            <text:p>2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781">
            <text:p>314781</text:p>
          </table:table-cell>
          <table:table-cell table:style-name="ce20" office:value-type="string">
            <text:p>QEMU master feature</text:p>
          </table:table-cell>
          <table:table-cell table:style-name="ce27" table:content-validation-name="val3" office:value-type="string">
            <text:p>Evalu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KVM</text:p>
          </table:table-cell>
          <table:table-cell table:style-name="ce6" office:value-type="float" office:value="2">
            <text:p>2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2709">
            <text:p>312709</text:p>
          </table:table-cell>
          <table:table-cell table:style-name="ce20" office:value-type="string">
            <text:p>Pygrub needs to know which entry to select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Rejected</text:p>
          </table:table-cell>
          <table:table-cell table:style-name="ce39" table:content-validation-name="val6" office:value-type="string">
            <text:p>tbazant</text:p>
          </table:table-cell>
          <table:table-cell table:style-name="ce6" office:value-type="string">
            <text:p>xen_*.html</text:p>
          </table:table-cell>
          <table:table-cell table:style-name="ce46" table:content-validation-name="val7" office:value-type="string">
            <text:p>Virtualization with XEN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no need to document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223">
            <text:p>313223</text:p>
          </table:table-cell>
          <table:table-cell table:style-name="ce20" office:value-type="string">
            <text:p>[DOCU] Lack of documentation about xenstore capabilities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bazant</text:p>
          </table:table-cell>
          <table:table-cell table:style-name="ce6" office:value-type="string">
            <text:p>xen_*.xml</text:p>
          </table:table-cell>
          <table:table-cell table:style-name="ce46" table:content-validation-name="val7" office:value-type="string">
            <text:p>Virtualization with XEN</text:p>
          </table:table-cell>
          <table:table-cell table:style-name="ce6" office:value-type="float" office:value="2">
            <text:p>2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4491">
            <text:p>314491</text:p>
          </table:table-cell>
          <table:table-cell table:style-name="ce20" office:value-type="string">
            <text:p>[UEFI] Secure boot support in Xen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Rejected</text:p>
          </table:table-cell>
          <table:table-cell table:style-name="ce39" table:content-validation-name="val6" office:value-type="string">
            <text:p>tbazant</text:p>
          </table:table-cell>
          <table:table-cell table:style-name="ce6"/>
          <table:table-cell table:style-name="ce46" table:content-validation-name="val7" office:value-type="string">
            <text:p>Virtualization with XEN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no need to document</text:p>
          </table:table-cell>
          <table:table-cell table:number-columns-repeated="1014"/>
        </table:table-row>
        <table:table-row table:style-name="ro5">
          <table:table-cell table:style-name="ce4" table:content-validation-name="val1" office:value-type="string">
            <text:p>Doc Comment</text:p>
          </table:table-cell>
          <table:table-cell table:style-name="ce15" office:value-type="float" office:value="19835">
            <text:p>19835</text:p>
          </table:table-cell>
          <table:table-cell table:style-name="ce22" office:value-type="string">
            <text:p>Fix dead http link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bazant</text:p>
          </table:table-cell>
          <table:table-cell table:style-name="ce44" office:value-type="string">
            <text:p>xen_ha_setup.xml</text:p>
          </table:table-cell>
          <table:table-cell table:style-name="ce48" table:content-validation-name="val7" office:value-type="string">
            <text:p>Virtualization with XEN</text:p>
          </table:table-cell>
          <table:table-cell table:style-name="ce44" office:value-type="float" office:value="0.5">
            <text:p>0.5</text:p>
          </table:table-cell>
          <table:table-cell table:style-name="ce22" office:value-type="string">
            <text:p><text:a xlink:href="http://doccomments.provo.novell.com/comments/19835" xlink:type="simple">http://doccomments.provo.novell.com/comments/19835</text:a></text:p>
          </table:table-cell>
          <table:table-cell table:number-columns-repeated="1014"/>
        </table:table-row>
        <table:table-row table:style-name="ro5">
          <table:table-cell table:style-name="ce4" table:content-validation-name="val1" office:value-type="string">
            <text:p>Doc Comment</text:p>
          </table:table-cell>
          <table:table-cell table:style-name="ce15" office:value-type="float" office:value="20105">
            <text:p>20105</text:p>
          </table:table-cell>
          <table:table-cell table:style-name="ce22" office:value-type="string">
            <text:p>Fix dead http link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bazant</text:p>
          </table:table-cell>
          <table:table-cell table:style-name="ce44" office:value-type="string">
            <text:p>xen_virtualization_vhost.xml</text:p>
          </table:table-cell>
          <table:table-cell table:style-name="ce48" table:content-validation-name="val7" office:value-type="string">
            <text:p>Virtualization with XEN</text:p>
          </table:table-cell>
          <table:table-cell table:style-name="ce44" office:value-type="float" office:value="0.5">
            <text:p>0.5</text:p>
          </table:table-cell>
          <table:table-cell table:style-name="ce22" office:value-type="string">
            <text:p><text:a xlink:href="http://doccomments.provo.novell.com/comments/20105" xlink:type="simple">http://doccomments.provo.novell.com/comments/20105</text:a></text:p>
          </table:table-cell>
          <table:table-cell table:number-columns-repeated="1014"/>
        </table:table-row>
        <table:table-row table:style-name="ro5">
          <table:table-cell table:style-name="ce4" table:content-validation-name="val1" office:value-type="string">
            <text:p>Doc Comment</text:p>
          </table:table-cell>
          <table:table-cell table:style-name="ce15" office:value-type="float" office:value="21642">
            <text:p>21642</text:p>
          </table:table-cell>
          <table:table-cell table:style-name="ce22" office:value-type="string">
            <text:p>Fix links to OES product pages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bazant</text:p>
          </table:table-cell>
          <table:table-cell table:style-name="ce44" office:value-type="string">
            <text:p>xen_*.xml</text:p>
          </table:table-cell>
          <table:table-cell table:style-name="ce48" table:content-validation-name="val7" office:value-type="string">
            <text:p>Virtualization with XEN</text:p>
          </table:table-cell>
          <table:table-cell table:style-name="ce44" office:value-type="float" office:value="0.5">
            <text:p>0.5</text:p>
          </table:table-cell>
          <table:table-cell table:style-name="ce22" office:value-type="string">
            <text:p><text:a xlink:href="http://doccomments.provo.novell.com/comments/21642" xlink:type="simple">http://doccomments.provo.novell.com/comments/21642</text:a></text:p>
          </table:table-cell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1957">
            <text:p>801957</text:p>
          </table:table-cell>
          <table:table-cell table:style-name="ce22" office:value-type="string">
            <text:p>Classify parameters of yast partitioner are not present in documentation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bazant</text:p>
          </table:table-cell>
          <table:table-cell table:style-name="ce44" office:value-type="string">
            <text:p>yast2_manpart.xml</text:p>
          </table:table-cell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1">
            <text:p>1</text:p>
          </table:table-cell>
          <table:table-cell table:style-name="ce22"/>
          <table:table-cell table:number-columns-repeated="1014"/>
        </table:table-row>
        <table:table-row table:style-name="ro6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6753">
            <text:p>806753</text:p>
          </table:table-cell>
          <table:table-cell table:style-name="ce22" office:value-type="string">
            <text:p>X server is not configured when installing over ssh, documentation should mention that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oms</text:p>
          </table:table-cell>
          <table:table-cell table:style-name="ce44" office:value-type="string">
            <text:p>deployment_remote.xml</text:p>
          </table:table-cell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0.5">
            <text:p>0.5</text:p>
          </table:table-cell>
          <table:table-cell table:style-name="ce22"/>
          <table:table-cell table:number-columns-repeated="1014"/>
        </table:table-row>
        <table:table-row table:style-name="ro4">
          <table:table-cell table:style-name="ce4" table:content-validation-name="val1" office:value-type="string">
            <text:p>Bugzilla</text:p>
          </table:table-cell>
          <table:table-cell table:style-name="ce15" office:value-type="float" office:value="803514">
            <text:p>803514</text:p>
          </table:table-cell>
          <table:table-cell table:style-name="ce22" office:value-type="string">
            <text:p>Reference in documentation regarding installation from smb points to README which does not contain any details</text:p>
          </table:table-cell>
          <table:table-cell table:style-name="ce29" table:content-validation-name="val3"/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oms</text:p>
          </table:table-cell>
          <table:table-cell table:style-name="ce44" office:value-type="string">
            <text:p>deployment_remote.xml</text:p>
          </table:table-cell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0.5">
            <text:p>0.5</text:p>
          </table:table-cell>
          <table:table-cell table:style-name="ce53" office:value-type="string">
            <text:p>Waiting for bnc#804432</text:p>
          </table:table-cell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0250">
            <text:p>310250</text:p>
          </table:table-cell>
          <table:table-cell table:style-name="ce20" office:value-type="string">
            <text:p>Enhance NFS for scalability via pNFS (client)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oms</text:p>
          </table:table-cell>
          <table:table-cell table:style-name="ce6" office:value-type="string">
            <text:p>net_nfs.xml</text:p>
          </table:table-cell>
          <table:table-cell table:style-name="ce46" table:content-validation-name="val7" office:value-type="string">
            <text:p>Administration Guide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Status for SP2: Done</text:p>
          </table:table-cell>
          <table:table-cell table:number-columns-repeated="1014"/>
        </table:table-row>
        <table:table-row table:style-name="ro5">
          <table:table-cell table:style-name="ce5" table:content-validation-name="val1" office:value-type="string">
            <text:p>Bugzilla</text:p>
          </table:table-cell>
          <table:table-cell table:style-name="ce16" office:value-type="float" office:value="801051">
            <text:p>801051</text:p>
          </table:table-cell>
          <table:table-cell table:style-name="ce23" office:value-type="string">
            <text:p>Backports (Apache version in SP3)</text:p>
          </table:table-cell>
          <table:table-cell table:style-name="ce30" table:content-validation-name="val3" office:value-type="string">
            <text:p>Done</text:p>
          </table:table-cell>
          <table:table-cell table:style-name="ce36" table:content-validation-name="val4" office:value-type="string">
            <text:p>Done</text:p>
          </table:table-cell>
          <table:table-cell table:style-name="ce42" table:content-validation-name="val6" office:value-type="string">
            <text:p>toms</text:p>
          </table:table-cell>
          <table:table-cell table:style-name="ce45" office:value-type="string">
            <text:p>sle_update.xml</text:p>
          </table:table-cell>
          <table:table-cell table:style-name="ce49" table:content-validation-name="val7" office:value-type="string">
            <text:p>Deployment Guide</text:p>
          </table:table-cell>
          <table:table-cell table:style-name="ce45" office:value-type="float" office:value="1">
            <text:p>1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4" table:content-validation-name="val1" office:value-type="string">
            <text:p>Doc Comment</text:p>
          </table:table-cell>
          <table:table-cell table:style-name="ce15" office:value-type="float" office:value="18786">
            <text:p>18786</text:p>
          </table:table-cell>
          <table:table-cell table:style-name="ce22" office:value-type="string">
            <text:p>Explain backup recovery in case the update failed</text:p>
          </table:table-cell>
          <table:table-cell table:style-name="ce29" table:content-validation-name="val3" office:value-type="string">
            <text:p>Done</text:p>
          </table:table-cell>
          <table:table-cell table:style-name="ce35" table:content-validation-name="val4" office:value-type="string">
            <text:p>Done</text:p>
          </table:table-cell>
          <table:table-cell table:style-name="ce41" table:content-validation-name="val6" office:value-type="string">
            <text:p>toms</text:p>
          </table:table-cell>
          <table:table-cell table:style-name="ce44" office:value-type="string">
            <text:p>sle_update.xml</text:p>
          </table:table-cell>
          <table:table-cell table:style-name="ce48" table:content-validation-name="val7" office:value-type="string">
            <text:p>Deployment Guide</text:p>
          </table:table-cell>
          <table:table-cell table:style-name="ce44" office:value-type="float" office:value="1">
            <text:p>1</text:p>
          </table:table-cell>
          <table:table-cell table:style-name="ce22" office:value-type="string">
            <text:p><text:a xlink:href="http://doccomments.provo.novell.com/comments/18786" xlink:type="simple">http://doccomments.provo.novell.com/comments/18786</text:a>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3283">
            <text:p>313283</text:p>
          </table:table-cell>
          <table:table-cell table:style-name="ce20" office:value-type="string">
            <text:p>[DOCU] Support and document the BOOTIF option in linuxrc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oms</text:p>
          </table:table-cell>
          <table:table-cell table:style-name="ce6" office:value-type="string">
            <text:p>deployment_remote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0.5">
            <text:p>0.5</text:p>
          </table:table-cell>
          <table:table-cell table:style-name="ce20" office:value-type="string">
            <text:p>Problem: linuxrc is documented on the wiki</text:p>
          </table:table-cell>
          <table:table-cell table:number-columns-repeated="1014"/>
        </table:table-row>
        <table:table-row table:style-name="ro6">
          <table:table-cell table:style-name="ce5" table:content-validation-name="val1" office:value-type="string">
            <text:p>Bugzilla</text:p>
          </table:table-cell>
          <table:table-cell table:style-name="ce16" office:value-type="float" office:value="791390">
            <text:p>791390</text:p>
          </table:table-cell>
          <table:table-cell table:style-name="ce23" office:value-type="string">
            <text:p>Missing information in documentation about specific install details over SSH</text:p>
          </table:table-cell>
          <table:table-cell table:style-name="ce30" table:content-validation-name="val3"/>
          <table:table-cell table:style-name="ce36" table:content-validation-name="val4" office:value-type="string">
            <text:p>Done</text:p>
          </table:table-cell>
          <table:table-cell table:style-name="ce42" table:content-validation-name="val6" office:value-type="string">
            <text:p>toms</text:p>
          </table:table-cell>
          <table:table-cell table:style-name="ce45" office:value-type="string">
            <text:p>deployment_remote.xml</text:p>
          </table:table-cell>
          <table:table-cell table:style-name="ce49" table:content-validation-name="val7" office:value-type="string">
            <text:p>Deployment Guide</text:p>
          </table:table-cell>
          <table:table-cell table:style-name="ce45" office:value-type="float" office:value="0.5">
            <text:p>0.5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2" table:content-validation-name="val1" office:value-type="string">
            <text:p>FATE</text:p>
          </table:table-cell>
          <table:table-cell table:style-name="ce12" office:value-type="float" office:value="313068">
            <text:p>313068</text:p>
          </table:table-cell>
          <table:table-cell table:style-name="ce20" office:value-type="string">
            <text:p>[BETA1] GSSAPIKeyExchange in openssh</text:p>
          </table:table-cell>
          <table:table-cell table:style-name="ce27" table:content-validation-name="val3" office:value-type="string">
            <text:p>Ready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oms</text:p>
          </table:table-cell>
          <table:table-cell table:style-name="ce6" office:value-type="string">
            <text:p>security_ssh.xml (security_kerberos.xml)</text:p>
          </table:table-cell>
          <table:table-cell table:style-name="ce46" table:content-validation-name="val7" office:value-type="string">
            <text:p>Security Guide</text:p>
          </table:table-cell>
          <table:table-cell table:style-name="ce6" office:value-type="float" office:value="0.5">
            <text:p>0.5</text:p>
          </table:table-cell>
          <table:table-cell table:style-name="ce20"/>
          <table:table-cell table:number-columns-repeated="1014"/>
        </table:table-row>
        <table:table-row table:style-name="ro3">
          <table:table-cell table:style-name="ce2" table:content-validation-name="val1" office:value-type="string">
            <text:p>FATE</text:p>
          </table:table-cell>
          <table:table-cell table:style-name="ce15" office:value-type="float" office:value="313910">
            <text:p>313910</text:p>
          </table:table-cell>
          <table:table-cell table:style-name="ce22" office:value-type="string">
            <text:p>Add tipcutils userspace RPM package</text:p>
          </table:table-cell>
          <table:table-cell table:style-name="ce29" table:content-validation-name="val3" office:value-type="string">
            <text:p>Done</text:p>
          </table:table-cell>
          <table:table-cell table:style-name="ce35" table:content-validation-name="val4" office:value-type="string">
            <text:p>Rejected</text:p>
          </table:table-cell>
          <table:table-cell table:style-name="ce41" table:content-validation-name="val6" office:value-type="string">
            <text:p>toms</text:p>
          </table:table-cell>
          <table:table-cell table:style-name="ce44"/>
          <table:table-cell table:style-name="ce48" table:content-validation-name="val7" office:value-type="string">
            <text:p>System Analysis and Tuning Guide</text:p>
          </table:table-cell>
          <table:table-cell table:style-name="ce44" office:value-type="float" office:value="2">
            <text:p>2</text:p>
          </table:table-cell>
          <table:table-cell table:style-name="ce22" office:value-type="string">
            <text:p>Problem: TIPC “alone” is just as useful as another library. Applications need to support the TIPC protocol in order to be useful.</text:p>
          </table:table-cell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4132">
            <text:p>314132</text:p>
          </table:table-cell>
          <table:table-cell table:style-name="ce20" office:value-type="string">
            <text:p>[ECO] Wagon upgrade - Add support for custom script execution</text:p>
          </table:table-cell>
          <table:table-cell table:style-name="ce27" table:content-validation-name="val3" office:value-type="string">
            <text:p>Done</text:p>
          </table:table-cell>
          <table:table-cell table:style-name="ce33" table:content-validation-name="val4" office:value-type="string">
            <text:p>Done</text:p>
          </table:table-cell>
          <table:table-cell table:style-name="ce39" table:content-validation-name="val6" office:value-type="string">
            <text:p>toms</text:p>
          </table:table-cell>
          <table:table-cell table:style-name="ce6" office:value-type="string">
            <text:p>sle_update.xml</text:p>
          </table:table-cell>
          <table:table-cell table:style-name="ce46" table:content-validation-name="val7" office:value-type="string">
            <text:p>Deployment Guide</text:p>
          </table:table-cell>
          <table:table-cell table:style-name="ce6" office:value-type="float" office:value="1">
            <text:p>1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table:content-validation-name="val1" office:value-type="string">
            <text:p>FATE</text:p>
          </table:table-cell>
          <table:table-cell table:style-name="ce12" office:value-type="float" office:value="312769">
            <text:p>312769</text:p>
          </table:table-cell>
          <table:table-cell table:style-name="ce20" office:value-type="string">
            <text:p>support for user mapping with NFSv4 + Kerberos</text:p>
          </table:table-cell>
          <table:table-cell table:style-name="ce27" table:content-validation-name="val3" office:value-type="string">
            <text:p>Validation</text:p>
          </table:table-cell>
          <table:table-cell table:style-name="ce33" table:content-validation-name="val4" office:value-type="string">
            <text:p>Postponed</text:p>
          </table:table-cell>
          <table:table-cell table:style-name="ce39" table:content-validation-name="val6"/>
          <table:table-cell table:style-name="ce6" office:value-type="string">
            <text:p>hardening.xml</text:p>
          </table:table-cell>
          <table:table-cell table:style-name="ce46" table:content-validation-name="val7" office:value-type="string">
            <text:p>Security and Hardening Guide</text:p>
          </table:table-cell>
          <table:table-cell table:style-name="ce6"/>
          <table:table-cell table:style-name="ce20" office:value-type="string">
            <text:p>To be done by draht? Status: submitted for SP3</text:p>
          </table:table-cell>
          <table:table-cell table:number-columns-repeated="1014"/>
        </table:table-row>
        <table:table-row table:style-name="ro5">
          <table:table-cell table:style-name="ce6"/>
          <table:table-cell table:style-name="ce12"/>
          <table:table-cell table:style-name="ce24" office:value-type="string">
            <text:p>Sum</text:p>
          </table:table-cell>
          <table:table-cell table:style-name="ce31" table:number-columns-repeated="4"/>
          <table:table-cell table:style-name="ce50"/>
          <table:table-cell table:style-name="ce31" table:formula="of:=SUM([.I2:.I92])" office:value-type="float" office:value="103.5">
            <text:p>103.5</text:p>
          </table:table-cell>
          <table:table-cell table:style-name="ce20"/>
          <table:table-cell table:number-columns-repeated="1014"/>
        </table:table-row>
        <table:table-row table:style-name="ro8" table:number-rows-repeated="3">
          <table:table-cell table:style-name="ce6"/>
          <table:table-cell table:style-name="ce12"/>
          <table:table-cell table:style-name="ce24"/>
          <table:table-cell table:style-name="ce31" table:number-columns-repeated="4"/>
          <table:table-cell table:style-name="ce50"/>
          <table:table-cell table:style-name="ce31"/>
          <table:table-cell table:style-name="ce20"/>
          <table:table-cell table:number-columns-repeated="1014"/>
        </table:table-row>
        <table:table-row table:style-name="ro5">
          <table:table-cell table:style-name="ce7" office:value-type="string" table:number-columns-spanned="10" table:number-rows-spanned="1">
            <text:p>Fate entries that are unclear</text:p>
          </table:table-cell>
          <table:covered-table-cell table:style-name="ce18"/>
          <table:covered-table-cell table:style-name="ce25"/>
          <table:covered-table-cell table:number-columns-repeated="4" table:style-name="ce32"/>
          <table:covered-table-cell table:style-name="ce51"/>
          <table:covered-table-cell table:style-name="ce32"/>
          <table:covered-table-cell table:style-name="ce54"/>
          <table:table-cell table:number-columns-repeated="1014"/>
        </table:table-row>
        <table:table-row table:style-name="ro4">
          <table:table-cell table:style-name="ce8" table:content-validation-name="val2" office:value-type="string">
            <text:p>FATE</text:p>
          </table:table-cell>
          <table:table-cell table:style-name="ce12" office:value-type="float" office:value="304512">
            <text:p>304512</text:p>
          </table:table-cell>
          <table:table-cell table:style-name="ce20" office:value-type="string">
            <text:p>[DOCU] Patch terminology standard</text:p>
          </table:table-cell>
          <table:table-cell table:style-name="ce27" table:content-validation-name="val3" office:value-type="string">
            <text:p>Ready</text:p>
          </table:table-cell>
          <table:table-cell table:style-name="ce37" table:content-validation-name="val5"/>
          <table:table-cell table:style-name="ce39" table:content-validation-name="val6" office:value-type="string">
            <text:p>ALL</text:p>
          </table:table-cell>
          <table:table-cell table:style-name="ce6"/>
          <table:table-cell table:style-name="ce46" table:content-validation-name="val7" office:value-type="string">
            <text:p>ALL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Needs terminology which does not exist, yet, see comment #19.</text:p>
          </table:table-cell>
          <table:table-cell table:number-columns-repeated="1014"/>
        </table:table-row>
        <table:table-row table:style-name="ro10">
          <table:table-cell table:style-name="ce9" table:content-validation-name="val2" office:value-type="string">
            <text:p>FATE</text:p>
          </table:table-cell>
          <table:table-cell table:style-name="ce14" office:value-type="float" office:value="311770">
            <text:p>311770</text:p>
          </table:table-cell>
          <table:table-cell table:style-name="ce21" office:value-type="string">
            <text:p>vPro: AMT support - kernel driver, AMT Configuration Utility, Local Manageability Service</text:p>
          </table:table-cell>
          <table:table-cell table:style-name="ce28" table:content-validation-name="val3" office:value-type="string">
            <text:p>Validation</text:p>
          </table:table-cell>
          <table:table-cell table:style-name="ce38" table:content-validation-name="val5" office:value-type="string">
            <text:p>Rejected</text:p>
          </table:table-cell>
          <table:table-cell table:style-name="ce40" table:content-validation-name="val6" office:value-type="string">
            <text:p>NEW</text:p>
          </table:table-cell>
          <table:table-cell table:style-name="ce43"/>
          <table:table-cell table:style-name="ce47" table:content-validation-name="val7" office:value-type="string">
            <text:p>Administration Guide</text:p>
          </table:table-cell>
          <table:table-cell table:style-name="ce43" office:value-type="float" office:value="4">
            <text:p>4</text:p>
          </table:table-cell>
          <table:table-cell table:style-name="ce21" office:value-type="string">
            <text:p>Moved to Release Notes</text:p>
          </table:table-cell>
          <table:table-cell table:number-columns-repeated="1014"/>
        </table:table-row>
        <table:table-row table:style-name="ro7">
          <table:table-cell table:style-name="ce9" table:content-validation-name="val2" office:value-type="string">
            <text:p>FATE</text:p>
          </table:table-cell>
          <table:table-cell table:style-name="ce14" office:value-type="float" office:value="312302">
            <text:p>312302</text:p>
          </table:table-cell>
          <table:table-cell table:style-name="ce21" office:value-type="string">
            <text:p>[DOCU] Improve documentation about storage and partitioning best practices</text:p>
          </table:table-cell>
          <table:table-cell table:style-name="ce28" table:content-validation-name="val3" office:value-type="string">
            <text:p>Evaluation</text:p>
          </table:table-cell>
          <table:table-cell table:style-name="ce38" table:content-validation-name="val5"/>
          <table:table-cell table:style-name="ce40" table:content-validation-name="val6" office:value-type="string">
            <text:p>NEW</text:p>
          </table:table-cell>
          <table:table-cell table:style-name="ce43"/>
          <table:table-cell table:style-name="ce47" table:content-validation-name="val7" office:value-type="string">
            <text:p>System Analysis and Tuning Guide</text:p>
          </table:table-cell>
          <table:table-cell table:style-name="ce43" office:value-type="float" office:value="5">
            <text:p>5</text:p>
          </table:table-cell>
          <table:table-cell table:style-name="ce21" office:value-type="string">
            <text:p>This can quickly become HUGE. The specific stuff mentioned in DocImpact looks like it should be documented via TIDs to me. PENDING, needs more information.</text:p>
          </table:table-cell>
          <table:table-cell table:number-columns-repeated="1014"/>
        </table:table-row>
        <table:table-row table:style-name="ro6">
          <table:table-cell table:style-name="ce8" table:content-validation-name="val2" office:value-type="string">
            <text:p>FATE</text:p>
          </table:table-cell>
          <table:table-cell table:style-name="ce12" office:value-type="float" office:value="314174">
            <text:p>314174</text:p>
          </table:table-cell>
          <table:table-cell table:style-name="ce20" office:value-type="string">
            <text:p>[DOCU] Whitepaper to highlight the SDK compiler benefits (GCC 4.7)</text:p>
          </table:table-cell>
          <table:table-cell table:style-name="ce27" table:content-validation-name="val3" office:value-type="string">
            <text:p>Ready</text:p>
          </table:table-cell>
          <table:table-cell table:style-name="ce37" table:content-validation-name="val5"/>
          <table:table-cell table:style-name="ce39" table:content-validation-name="val6" office:value-type="string">
            <text:p>NEW</text:p>
          </table:table-cell>
          <table:table-cell table:style-name="ce6"/>
          <table:table-cell table:style-name="ce46" table:content-validation-name="val7" office:value-type="string">
            <text:p>WHITEPAPER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Unlear who is going to write this paper.</text:p>
          </table:table-cell>
          <table:table-cell table:number-columns-repeated="1014"/>
        </table:table-row>
        <table:table-row table:style-name="ro6">
          <table:table-cell table:style-name="ce8" table:content-validation-name="val2" office:value-type="string">
            <text:p>FATE</text:p>
          </table:table-cell>
          <table:table-cell table:style-name="ce12" office:value-type="float" office:value="314520">
            <text:p>314520</text:p>
          </table:table-cell>
          <table:table-cell table:style-name="ce20" office:value-type="string">
            <text:p>[DOCU] Document Xen → KVM migration</text:p>
          </table:table-cell>
          <table:table-cell table:style-name="ce27" table:content-validation-name="val3" office:value-type="string">
            <text:p>Ready</text:p>
          </table:table-cell>
          <table:table-cell table:style-name="ce37" table:content-validation-name="val5"/>
          <table:table-cell table:style-name="ce39" table:content-validation-name="val6" office:value-type="string">
            <text:p>NEW</text:p>
          </table:table-cell>
          <table:table-cell table:style-name="ce6"/>
          <table:table-cell table:style-name="ce46" table:content-validation-name="val7" office:value-type="string">
            <text:p>WHITEPAPER</text:p>
          </table:table-cell>
          <table:table-cell table:style-name="ce6" office:value-type="float" office:value="5">
            <text:p>5</text:p>
          </table:table-cell>
          <table:table-cell table:style-name="ce20" office:value-type="string">
            <text:p>Our role in this is unclear. Same goes for deadlines.</text:p>
          </table:table-cell>
          <table:table-cell table:number-columns-repeated="1014"/>
        </table:table-row>
        <table:table-row table:style-name="ro11">
          <table:table-cell table:style-name="ce8" table:content-validation-name="val2" office:value-type="string">
            <text:p>FATE</text:p>
          </table:table-cell>
          <table:table-cell table:style-name="ce12" office:value-type="float" office:value="312159">
            <text:p>312159</text:p>
          </table:table-cell>
          <table:table-cell table:style-name="ce20" office:value-type="string">
            <text:p>Technology preview: Provide libguestfs</text:p>
          </table:table-cell>
          <table:table-cell table:style-name="ce27" table:content-validation-name="val3" office:value-type="string">
            <text:p>Done</text:p>
          </table:table-cell>
          <table:table-cell table:style-name="ce37" table:content-validation-name="val5"/>
          <table:table-cell table:style-name="ce39" table:content-validation-name="val6" office:value-type="string">
            <text:p>NEW</text:p>
          </table:table-cell>
          <table:table-cell table:style-name="ce6"/>
          <table:table-cell table:style-name="ce46" table:content-validation-name="val7" office:value-type="string">
            <text:p>WHITEPAPER</text:p>
          </table:table-cell>
          <table:table-cell table:style-name="ce6"/>
          <table:table-cell table:style-name="ce20" office:value-type="string">
            <text:p>Not for the manuals. Still unclear who will document and where the documentation should go.</text:p>
          </table:table-cell>
          <table:table-cell table:number-columns-repeated="1014"/>
        </table:table-row>
        <table:table-row table:style-name="ro6">
          <table:table-cell table:style-name="ce8" table:content-validation-name="val2" office:value-type="string">
            <text:p>FATE</text:p>
          </table:table-cell>
          <table:table-cell table:style-name="ce12" office:value-type="float" office:value="312924">
            <text:p>312924</text:p>
          </table:table-cell>
          <table:table-cell table:style-name="ce20" office:value-type="string">
            <text:p>[DOCU] Document, how to effectively use KMPs -- was: update zypper functionality to effectively use</text:p>
          </table:table-cell>
          <table:table-cell table:style-name="ce27" table:content-validation-name="val3" office:value-type="string">
            <text:p>Implementation</text:p>
          </table:table-cell>
          <table:table-cell table:style-name="ce37" table:content-validation-name="val5"/>
          <table:table-cell table:style-name="ce39" table:content-validation-name="val6" office:value-type="string">
            <text:p>NEW</text:p>
          </table:table-cell>
          <table:table-cell table:style-name="ce6"/>
          <table:table-cell table:style-name="ce46" table:content-validation-name="val7"/>
          <table:table-cell table:style-name="ce6" office:value-type="float" office:value="2">
            <text:p>2</text:p>
          </table:table-cell>
          <table:table-cell table:style-name="ce20" office:value-type="string">
            <text:p>Work with Scott Bahling</text:p>
          </table:table-cell>
          <table:table-cell table:number-columns-repeated="1014"/>
        </table:table-row>
        <table:table-row table:style-name="ro4">
          <table:table-cell table:style-name="ce8" table:content-validation-name="val2" office:value-type="string">
            <text:p>FATE</text:p>
          </table:table-cell>
          <table:table-cell table:style-name="ce12" office:value-type="float" office:value="313491">
            <text:p>313491</text:p>
          </table:table-cell>
          <table:table-cell table:style-name="ce20" office:value-type="string">
            <text:p>[DOCU] Document MD RAID Use Cases and recover strategies - was: MD raid should recover automatically when failing disk is back again</text:p>
          </table:table-cell>
          <table:table-cell table:style-name="ce27" table:content-validation-name="val3" office:value-type="string">
            <text:p>Evaluation</text:p>
          </table:table-cell>
          <table:table-cell table:style-name="ce37" table:content-validation-name="val5"/>
          <table:table-cell table:style-name="ce39" table:content-validation-name="val6" office:value-type="string">
            <text:p>NEW</text:p>
          </table:table-cell>
          <table:table-cell table:style-name="ce6"/>
          <table:table-cell table:style-name="ce46" table:content-validation-name="val7"/>
          <table:table-cell table:style-name="ce6"/>
          <table:table-cell table:style-name="ce20" office:value-type="string">
            <text:p>Storage Guide or HA?</text:p>
          </table:table-cell>
          <table:table-cell table:number-columns-repeated="1014"/>
        </table:table-row>
        <table:table-row table:style-name="ro8" table:number-rows-repeated="104847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Sheet1.A38:Sheet1.C105 Sheet1.J38:Sheet1.J105 Sheet1.D98:Sheet1.F105 Sheet1.D38:Sheet1.F92 Sheet1.D93:Sheet1.G97 Sheet1.G2:Sheet1.G20 Sheet1.G38:Sheet1.G53 Sheet1.G99:Sheet1.I100 Sheet1.G21:Sheet1.I21 Sheet1.G23:Sheet1.I23 Sheet1.G54:Sheet1.I54 Sheet1.G60:Sheet1.I61 Sheet1.G67:Sheet1.I67 Sheet1.G78:Sheet1.I83 Sheet1.G84:Sheet1.G87 Sheet1.G88:Sheet1.I88 Sheet1.G90:Sheet1.I90 Sheet1.H38:Sheet1.H105 Sheet1.G22:Sheet1.G22 Sheet1.G55:Sheet1.G59 Sheet1.G62:Sheet1.G66 Sheet1.G68:Sheet1.G77 Sheet1.G89:Sheet1.G89 Sheet1.G91:Sheet1.G92 Sheet1.G98:Sheet1.G98 Sheet1.G101:Sheet1.G105 Sheet1.I2:Sheet1.I20 Sheet1.I22:Sheet1.I105 Sheet1.A2:Sheet1.F37 Sheet1.J2:Sheet1.J37 Sheet1.G24:Sheet1.G37 Sheet1.H2:Sheet1.H37">
            <calcext:condition calcext:apply-style-name="green_bg" calcext:value="formula-is([.$E102]=&quot;Done&quot;)" calcext:base-cell-address="Sheet1.J102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1:Sheet1.J93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en" fo:country="GB" style:font-name-asian="Albany AMT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5f_bg" style:display-name="green_bg" style:family="table-cell" style:parent-style-name="Default" style:data-style-name="N100">
      <style:table-cell-properties fo:background-color="#94bd5e" style:vertical-justify="auto"/>
      <style:paragraph-properties css3t:text-justify="auto"/>
    </style:style>
    <style:style style:name="light_5f_yellow_5f_bg" style:display-name="light_yellow_bg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14:08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Frank Sundermeyer</meta:initial-creator>
    <meta:creation-date>2012-12-03T15:10:16</meta:creation-date>
    <dc:date>2013-05-03T17:02:43</dc:date>
    <dc:creator>Frank Sundermeyer</dc:creator>
    <meta:editing-duration>P9DT18M27S</meta:editing-duration>
    <meta:editing-cycles>88</meta:editing-cycles>
    <meta:generator>LibreOffice/3.6$Linux_X86_64 LibreOffice_project/360m1$Build-304</meta:generator>
    <meta:document-statistic meta:table-count="3" meta:cell-count="848" meta:object-count="0"/>
  </office:meta>
</office:document-meta>
</file>